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7c7f"/>
    </style:style>
    <style:style style:name="P2" style:family="paragraph" style:parent-style-name="Standard">
      <style:text-properties officeooo:paragraph-rsid="000ecafa"/>
    </style:style>
    <style:style style:name="P3" style:family="paragraph" style:parent-style-name="Standard">
      <style:text-properties style:font-name="monospace" fo:font-size="12pt" style:font-size-asian="12pt" style:font-size-complex="12pt"/>
    </style:style>
    <style:style style:name="P4" style:family="paragraph" style:parent-style-name="Standard">
      <style:text-properties style:font-name="monospace" fo:font-size="12pt" officeooo:paragraph-rsid="0011f738" style:font-size-asian="12pt" style:font-size-complex="12pt"/>
    </style:style>
    <style:style style:name="P5" style:family="paragraph">
      <loext:graphic-properties draw:fill-color="#00cc00" draw:opacity="50%"/>
      <style:paragraph-properties fo:text-align="center"/>
    </style:style>
    <style:style style:name="P6" style:family="paragraph">
      <style:paragraph-properties fo:text-align="center"/>
    </style:style>
    <style:style style:name="T1" style:family="text">
      <style:text-properties style:font-name="monospace" fo:font-size="12pt" style:font-size-asian="12pt" style:font-size-complex="12pt"/>
    </style:style>
    <style:style style:name="T2" style:family="text">
      <style:text-properties officeooo:rsid="0011f738"/>
    </style:style>
    <style:style style:name="gr1" style:family="graphic">
      <style:graphic-properties draw:stroke="solid" svg:stroke-width="0.0071in" svg:stroke-color="#000000" svg:stroke-opacity="100%" draw:stroke-linejoin="round" draw:fill-color="#00cc00" draw:opacity="50%" draw:textarea-horizontal-align="center" draw:textarea-vertical-align="middle" fo:padding-top="0.0035in" fo:padding-bottom="0.0035in" fo:padding-left="0.0035in" fo:padding-right="0.0035in" draw:shadow="visible" draw:shadow-offset-x="0in" draw:shadow-offset-y="0in"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0071in" svg:stroke-color="#000000" svg:stroke-opacity="100%" draw:stroke-linejoin="round" svg:stroke-linecap="butt" draw:textarea-horizontal-align="center" draw:textarea-vertical-align="middle" fo:padding-top="0.0035in" fo:padding-bottom="0.0035in" fo:padding-left="0.0035in" fo:padding-right="0.0035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5" svg:width="0.8331in" svg:height="0.8331in" draw:transform="rotate (-1.5707963267949) translate (4.55in 8.98402777777778in)"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line text:anchor-type="page" text:anchor-page-number="0" draw:z-index="1" draw:name="actual" draw:style-name="gr2" draw:text-style-name="P6" svg:width="5.2776in" svg:height="3.4996in" draw:transform="rotate (1.5707963267949) translate (2.97013888888889in 9.95972222222222in)" svg:viewBox="0 0 13406 8890" draw:points="10442,2963 10583,2963 10583,3104 10442,3104 10442,3246 10301,3246 10301,3104 10160,3104 10160,3246 10019,3246 10019,3104 10160,3104 10160,2963 10019,2963 10019,2822 9878,2822 9878,2963 9737,2963 9737,2822 9878,2822 9878,2681 10019,2681 10019,2822 10160,2822 10160,2681 10019,2681 10019,2540 10160,2540 10160,2399 10019,2399 10019,2258 9878,2258 9878,2399 9737,2399 9737,2258 9878,2258 9878,2117 10019,2117 10019,2258 10160,2258 10160,2117 10301,2117 10301,2258 10160,2258 10160,2399 10301,2399 10301,2540 10442,2540 10442,2399 10301,2399 10301,2258 10442,2258 10442,2117 10583,2117 10583,2258 10724,2258 10724,2117 10583,2117 10583,1976 10724,1976 10724,1834 10583,1834 10583,1693 10442,1693 10442,1834 10301,1834 10301,1693 10442,1693 10442,1552 10583,1552 10583,1693 10724,1693 10724,1552 10866,1552 10866,1693 10724,1693 10724,1834 10866,1834 10866,1976 11007,1976 11007,1834 11148,1834 11148,1976 11007,1976 11007,2117 10866,2117 10866,1976 10724,1976 10724,2117 10866,2117 10866,2258 10724,2258 10724,2399 10866,2399 10866,2540 11007,2540 11007,2399 10866,2399 10866,2258 11007,2258 11007,2117 11148,2117 11148,2258 11289,2258 11289,2117 11430,2117 11430,2258 11289,2258 11289,2399 11430,2399 11430,2540 11571,2540 11571,2399 11430,2399 11430,2258 11571,2258 11571,2117 11712,2117 11712,2258 11853,2258 11853,2117 11712,2117 11712,1976 11853,1976 11853,1834 11712,1834 11712,1693 11571,1693 11571,1834 11430,1834 11430,1693 11571,1693 11571,1552 11712,1552 11712,1693 11853,1693 11853,1552 11994,1552 11994,1693 11853,1693 11853,1834 11994,1834 11994,1976 12136,1976 12136,1834 12277,1834 12277,1976 12136,1976 12136,2117 11994,2117 11994,1976 11853,1976 11853,2117 11994,2117 11994,2258 11853,2258 11853,2399 11994,2399 11994,2540 12136,2540 12136,2399 12277,2399 12277,2540 12136,2540 12136,2681 11994,2681 11994,2540 11853,2540 11853,2681 11712,2681 11712,2540 11853,2540 11853,2399 11712,2399 11712,2258 11571,2258 11571,2399 11712,2399 11712,2540 11571,2540 11571,2681 11430,2681 11430,2540 11289,2540 11289,2681 11430,2681 11430,2822 11289,2822 11289,2963 11430,2963 11430,3104 11571,3104 11571,2963 11430,2963 11430,2822 11571,2822 11571,2681 11712,2681 11712,2822 11853,2822 11853,2681 11994,2681 11994,2822 11853,2822 11853,2963 11994,2963 11994,3104 12136,3104 12136,2963 12277,2963 12277,3104 12136,3104 12136,3246 11994,3246 11994,3104 11853,3104 11853,3246 11994,3246 11994,3387 11853,3387 11853,3528 11994,3528 11994,3669 12136,3669 12136,3528 11994,3528 11994,3387 12136,3387 12136,3246 12277,3246 12277,3387 12418,3387 12418,3246 12559,3246 12559,3387 12418,3387 12418,3528 12559,3528 12559,3669 12700,3669 12700,3528 12559,3528 12559,3387 12700,3387 12700,3246 12841,3246 12841,3387 12982,3387 12982,3246 12841,3246 12841,3104 12982,3104 12982,2963 12841,2963 12841,2822 12700,2822 12700,2963 12559,2963 12559,2822 12700,2822 12700,2681 12841,2681 12841,2822 12982,2822 12982,2681 13123,2681 13123,2822 12982,2822 12982,2963 13123,2963 13123,3104 13264,3104 13264,2963 13406,2963 13406,3104 13264,3104 13264,3246 13123,3246 13123,3104 12982,3104 12982,3246 13123,3246 13123,3387 12982,3387 12982,3528 13123,3528 13123,3669 13264,3669 13264,3528 13406,3528 13406,3669 13264,3669 13264,3810 13123,3810 13123,3669 12982,3669 12982,3810 12841,3810 12841,3669 12982,3669 12982,3528 12841,3528 12841,3387 12700,3387 12700,3528 12841,3528 12841,3669 12700,3669 12700,3810 12559,3810 12559,3669 12418,3669 12418,3810 12559,3810 12559,3951 12418,3951 12418,4092 12559,4092 12559,4233 12700,4233 12700,4092 12841,4092 12841,4233 12700,4233 12700,4374 12559,4374 12559,4233 12418,4233 12418,4374 12277,4374 12277,4233 12418,4233 12418,4092 12277,4092 12277,3951 12136,3951 12136,4092 11994,4092 11994,3951 12136,3951 12136,3810 12277,3810 12277,3951 12418,3951 12418,3810 12277,3810 12277,3669 12418,3669 12418,3528 12277,3528 12277,3387 12136,3387 12136,3528 12277,3528 12277,3669 12136,3669 12136,3810 11994,3810 11994,3669 11853,3669 11853,3810 11712,3810 11712,3669 11853,3669 11853,3528 11712,3528 11712,3387 11571,3387 11571,3528 11712,3528 11712,3669 11571,3669 11571,3810 11430,3810 11430,3669 11289,3669 11289,3810 11430,3810 11430,3951 11289,3951 11289,4092 11430,4092 11430,4233 11571,4233 11571,4092 11430,4092 11430,3951 11571,3951 11571,3810 11712,3810 11712,3951 11853,3951 11853,3810 11994,3810 11994,3951 11853,3951 11853,4092 11994,4092 11994,4233 12136,4233 12136,4092 12277,4092 12277,4233 12136,4233 12136,4374 11994,4374 11994,4233 11853,4233 11853,4374 11994,4374 11994,4516 11853,4516 11853,4657 11994,4657 11994,4798 12136,4798 12136,4657 12277,4657 12277,4798 12136,4798 12136,4939 11994,4939 11994,4798 11853,4798 11853,4939 11712,4939 11712,4798 11853,4798 11853,4657 11712,4657 11712,4516 11571,4516 11571,4657 11712,4657 11712,4798 11571,4798 11571,4939 11430,4939 11430,4798 11289,4798 11289,4939 11430,4939 11430,5080 11289,5080 11289,5221 11430,5221 11430,5362 11571,5362 11571,5221 11430,5221 11430,5080 11571,5080 11571,4939 11712,4939 11712,5080 11853,5080 11853,4939 11994,4939 11994,5080 11853,5080 11853,5221 11994,5221 11994,5362 12136,5362 12136,5221 12277,5221 12277,5362 12136,5362 12136,5503 11994,5503 11994,5362 11853,5362 11853,5503 11994,5503 11994,5644 11853,5644 11853,5786 11994,5786 11994,5927 12136,5927 12136,5786 11994,5786 11994,5644 12136,5644 12136,5503 12277,5503 12277,5644 12418,5644 12418,5503 12559,5503 12559,5644 12418,5644 12418,5786 12559,5786 12559,5927 12700,5927 12700,5786 12559,5786 12559,5644 12700,5644 12700,5503 12841,5503 12841,5644 12982,5644 12982,5503 12841,5503 12841,5362 12982,5362 12982,5221 12841,5221 12841,5080 12700,5080 12700,5221 12559,5221 12559,5080 12700,5080 12700,4939 12841,4939 12841,5080 12982,5080 12982,4939 13123,4939 13123,5080 12982,5080 12982,5221 13123,5221 13123,5362 13264,5362 13264,5221 13406,5221 13406,5362 13264,5362 13264,5503 13123,5503 13123,5362 12982,5362 12982,5503 13123,5503 13123,5644 12982,5644 12982,5786 13123,5786 13123,5927 13264,5927 13264,5786 13406,5786 13406,5927 13264,5927 13264,6068 13123,6068 13123,5927 12982,5927 12982,6068 12841,6068 12841,5927 12982,5927 12982,5786 12841,5786 12841,5644 12700,5644 12700,5786 12841,5786 12841,5927 12700,5927 12700,6068 12559,6068 12559,5927 12418,5927 12418,6068 12559,6068 12559,6209 12418,6209 12418,6350 12559,6350 12559,6491 12700,6491 12700,6350 12841,6350 12841,6491 12700,6491 12700,6632 12559,6632 12559,6491 12418,6491 12418,6632 12277,6632 12277,6491 12418,6491 12418,6350 12277,6350 12277,6209 12136,6209 12136,6350 11994,6350 11994,6209 12136,6209 12136,6068 12277,6068 12277,6209 12418,6209 12418,6068 12277,6068 12277,5927 12418,5927 12418,5786 12277,5786 12277,5644 12136,5644 12136,5786 12277,5786 12277,5927 12136,5927 12136,6068 11994,6068 11994,5927 11853,5927 11853,6068 11712,6068 11712,5927 11853,5927 11853,5786 11712,5786 11712,5644 11571,5644 11571,5786 11712,5786 11712,5927 11571,5927 11571,6068 11430,6068 11430,5927 11289,5927 11289,6068 11430,6068 11430,6209 11289,6209 11289,6350 11430,6350 11430,6491 11571,6491 11571,6350 11712,6350 11712,6491 11571,6491 11571,6632 11430,6632 11430,6491 11289,6491 11289,6632 11148,6632 11148,6491 11289,6491 11289,6350 11148,6350 11148,6209 11007,6209 11007,6350 10866,6350 10866,6209 11007,6209 11007,6068 11148,6068 11148,6209 11289,6209 11289,6068 11148,6068 11148,5927 11289,5927 11289,5786 11148,5786 11148,5644 11007,5644 11007,5786 10866,5786 10866,5644 11007,5644 11007,5503 11148,5503 11148,5644 11289,5644 11289,5503 11430,5503 11430,5644 11289,5644 11289,5786 11430,5786 11430,5927 11571,5927 11571,5786 11430,5786 11430,5644 11571,5644 11571,5503 11712,5503 11712,5644 11853,5644 11853,5503 11712,5503 11712,5362 11853,5362 11853,5221 11712,5221 11712,5080 11571,5080 11571,5221 11712,5221 11712,5362 11571,5362 11571,5503 11430,5503 11430,5362 11289,5362 11289,5503 11148,5503 11148,5362 11289,5362 11289,5221 11148,5221 11148,5080 11007,5080 11007,5221 10866,5221 10866,5080 11007,5080 11007,4939 11148,4939 11148,5080 11289,5080 11289,4939 11148,4939 11148,4798 11289,4798 11289,4657 11148,4657 11148,4516 11007,4516 11007,4657 11148,4657 11148,4798 11007,4798 11007,4939 10866,4939 10866,4798 10724,4798 10724,4939 10583,4939 10583,4798 10724,4798 10724,4657 10583,4657 10583,4516 10442,4516 10442,4657 10583,4657 10583,4798 10442,4798 10442,4939 10301,4939 10301,4798 10160,4798 10160,4939 10301,4939 10301,5080 10160,5080 10160,5221 10301,5221 10301,5362 10442,5362 10442,5221 10301,5221 10301,5080 10442,5080 10442,4939 10583,4939 10583,5080 10724,5080 10724,4939 10866,4939 10866,5080 10724,5080 10724,5221 10866,5221 10866,5362 11007,5362 11007,5221 11148,5221 11148,5362 11007,5362 11007,5503 10866,5503 10866,5362 10724,5362 10724,5503 10866,5503 10866,5644 10724,5644 10724,5786 10866,5786 10866,5927 11007,5927 11007,5786 11148,5786 11148,5927 11007,5927 11007,6068 10866,6068 10866,5927 10724,5927 10724,6068 10583,6068 10583,5927 10724,5927 10724,5786 10583,5786 10583,5644 10442,5644 10442,5786 10583,5786 10583,5927 10442,5927 10442,6068 10301,6068 10301,5927 10160,5927 10160,6068 10301,6068 10301,6209 10160,6209 10160,6350 10301,6350 10301,6491 10442,6491 10442,6350 10583,6350 10583,6491 10442,6491 10442,6632 10301,6632 10301,6491 10160,6491 10160,6632 10019,6632 10019,6491 10160,6491 10160,6350 10019,6350 10019,6209 9878,6209 9878,6350 9737,6350 9737,6209 9878,6209 9878,6068 10019,6068 10019,6209 10160,6209 10160,6068 10019,6068 10019,5927 10160,5927 10160,5786 10019,5786 10019,5644 9878,5644 9878,5786 10019,5786 10019,5927 9878,5927 9878,6068 9737,6068 9737,5927 9596,5927 9596,6068 9454,6068 9454,5927 9596,5927 9596,5786 9454,5786 9454,5644 9313,5644 9313,5786 9454,5786 9454,5927 9313,5927 9313,6068 9172,6068 9172,5927 9031,5927 9031,6068 9172,6068 9172,6209 9031,6209 9031,6350 9172,6350 9172,6491 9313,6491 9313,6350 9172,6350 9172,6209 9313,6209 9313,6068 9454,6068 9454,6209 9596,6209 9596,6068 9737,6068 9737,6209 9596,6209 9596,6350 9737,6350 9737,6491 9878,6491 9878,6350 10019,6350 10019,6491 9878,6491 9878,6632 9737,6632 9737,6491 9596,6491 9596,6632 9737,6632 9737,6773 9596,6773 9596,6914 9737,6914 9737,7056 9878,7056 9878,6914 10019,6914 10019,7056 9878,7056 9878,7197 9737,7197 9737,7056 9596,7056 9596,7197 9454,7197 9454,7056 9596,7056 9596,6914 9454,6914 9454,6773 9313,6773 9313,6914 9454,6914 9454,7056 9313,7056 9313,7197 9172,7197 9172,7056 9031,7056 9031,7197 9172,7197 9172,7338 9031,7338 9031,7479 9172,7479 9172,7620 9313,7620 9313,7479 9172,7479 9172,7338 9313,7338 9313,7197 9454,7197 9454,7338 9596,7338 9596,7197 9737,7197 9737,7338 9596,7338 9596,7479 9737,7479 9737,7620 9878,7620 9878,7479 10019,7479 10019,7620 9878,7620 9878,7761 9737,7761 9737,7620 9596,7620 9596,7761 9737,7761 9737,7902 9596,7902 9596,8043 9737,8043 9737,8184 9878,8184 9878,8043 9737,8043 9737,7902 9878,7902 9878,7761 10019,7761 10019,7902 10160,7902 10160,7761 10301,7761 10301,7902 10160,7902 10160,8043 10301,8043 10301,8184 10442,8184 10442,8043 10301,8043 10301,7902 10442,7902 10442,7761 10583,7761 10583,7902 10724,7902 10724,7761 10583,7761 10583,7620 10724,7620 10724,7479 10583,7479 10583,7338 10442,7338 10442,7479 10301,7479 10301,7338 10442,7338 10442,7197 10583,7197 10583,7338 10724,7338 10724,7197 10866,7197 10866,7338 10724,7338 10724,7479 10866,7479 10866,7620 11007,7620 11007,7479 11148,7479 11148,7620 11007,7620 11007,7761 10866,7761 10866,7620 10724,7620 10724,7761 10866,7761 10866,7902 10724,7902 10724,8043 10866,8043 10866,8184 11007,8184 11007,8043 11148,8043 11148,8184 11007,8184 11007,8326 10866,8326 10866,8184 10724,8184 10724,8326 10583,8326 10583,8184 10724,8184 10724,8043 10583,8043 10583,7902 10442,7902 10442,8043 10583,8043 10583,8184 10442,8184 10442,8326 10301,8326 10301,8184 10160,8184 10160,8326 10301,8326 10301,8467 10160,8467 10160,8608 10301,8608 10301,8749 10442,8749 10442,8608 10583,8608 10583,8749 10442,8749 10442,8890 10301,8890 10301,8749 10160,8749 10160,8890 10019,8890 10019,8749 10160,8749 10160,8608 10019,8608 10019,8467 9878,8467 9878,8608 9737,8608 9737,8467 9878,8467 9878,8326 10019,8326 10019,8467 10160,8467 10160,8326 10019,8326 10019,8184 10160,8184 10160,8043 10019,8043 10019,7902 9878,7902 9878,8043 10019,8043 10019,8184 9878,8184 9878,8326 9737,8326 9737,8184 9596,8184 9596,8326 9454,8326 9454,8184 9596,8184 9596,8043 9454,8043 9454,7902 9313,7902 9313,8043 9454,8043 9454,8184 9313,8184 9313,8326 9172,8326 9172,8184 9031,8184 9031,8326 9172,8326 9172,8467 9031,8467 9031,8608 9172,8608 9172,8749 9313,8749 9313,8608 9454,8608 9454,8749 9313,8749 9313,8890 9172,8890 9172,8749 9031,8749 9031,8890 8890,8890 8890,8749 9031,8749 9031,8608 8890,8608 8890,8467 8749,8467 8749,8608 8608,8608 8608,8467 8749,8467 8749,8326 8890,8326 8890,8467 9031,8467 9031,8326 8890,8326 8890,8184 9031,8184 9031,8043 8890,8043 8890,7902 8749,7902 8749,8043 8608,8043 8608,7902 8749,7902 8749,7761 8890,7761 8890,7902 9031,7902 9031,7761 9172,7761 9172,7902 9031,7902 9031,8043 9172,8043 9172,8184 9313,8184 9313,8043 9172,8043 9172,7902 9313,7902 9313,7761 9454,7761 9454,7902 9596,7902 9596,7761 9454,7761 9454,7620 9596,7620 9596,7479 9454,7479 9454,7338 9313,7338 9313,7479 9454,7479 9454,7620 9313,7620 9313,7761 9172,7761 9172,7620 9031,7620 9031,7761 8890,7761 8890,7620 9031,7620 9031,7479 8890,7479 8890,7338 8749,7338 8749,7479 8608,7479 8608,7338 8749,7338 8749,7197 8890,7197 8890,7338 9031,7338 9031,7197 8890,7197 8890,7056 9031,7056 9031,6914 8890,6914 8890,6773 8749,6773 8749,6914 8890,6914 8890,7056 8749,7056 8749,7197 8608,7197 8608,7056 8467,7056 8467,7197 8326,7197 8326,7056 8467,7056 8467,6914 8326,6914 8326,6773 8184,6773 8184,6914 8326,6914 8326,7056 8184,7056 8184,7197 8043,7197 8043,7056 7902,7056 7902,7197 8043,7197 8043,7338 7902,7338 7902,7479 8043,7479 8043,7620 8184,7620 8184,7479 8326,7479 8326,7620 8184,7620 8184,7761 8043,7761 8043,7620 7902,7620 7902,7761 7761,7761 7761,7620 7902,7620 7902,7479 7761,7479 7761,7338 7620,7338 7620,7479 7479,7479 7479,7338 7620,7338 7620,7197 7761,7197 7761,7338 7902,7338 7902,7197 7761,7197 7761,7056 7902,7056 7902,6914 7761,6914 7761,6773 7620,6773 7620,6914 7479,6914 7479,6773 7620,6773 7620,6632 7761,6632 7761,6773 7902,6773 7902,6632 8043,6632 8043,6773 7902,6773 7902,6914 8043,6914 8043,7056 8184,7056 8184,6914 8043,6914 8043,6773 8184,6773 8184,6632 8326,6632 8326,6773 8467,6773 8467,6632 8326,6632 8326,6491 8467,6491 8467,6350 8326,6350 8326,6209 8184,6209 8184,6350 8043,6350 8043,6209 8184,6209 8184,6068 8326,6068 8326,6209 8467,6209 8467,6068 8608,6068 8608,6209 8467,6209 8467,6350 8608,6350 8608,6491 8749,6491 8749,6350 8890,6350 8890,6491 8749,6491 8749,6632 8608,6632 8608,6491 8467,6491 8467,6632 8608,6632 8608,6773 8467,6773 8467,6914 8608,6914 8608,7056 8749,7056 8749,6914 8608,6914 8608,6773 8749,6773 8749,6632 8890,6632 8890,6773 9031,6773 9031,6632 9172,6632 9172,6773 9031,6773 9031,6914 9172,6914 9172,7056 9313,7056 9313,6914 9172,6914 9172,6773 9313,6773 9313,6632 9454,6632 9454,6773 9596,6773 9596,6632 9454,6632 9454,6491 9596,6491 9596,6350 9454,6350 9454,6209 9313,6209 9313,6350 9454,6350 9454,6491 9313,6491 9313,6632 9172,6632 9172,6491 9031,6491 9031,6632 8890,6632 8890,6491 9031,6491 9031,6350 8890,6350 8890,6209 8749,6209 8749,6350 8608,6350 8608,6209 8749,6209 8749,6068 8890,6068 8890,6209 9031,6209 9031,6068 8890,6068 8890,5927 9031,5927 9031,5786 8890,5786 8890,5644 8749,5644 8749,5786 8608,5786 8608,5644 8749,5644 8749,5503 8890,5503 8890,5644 9031,5644 9031,5503 9172,5503 9172,5644 9031,5644 9031,5786 9172,5786 9172,5927 9313,5927 9313,5786 9172,5786 9172,5644 9313,5644 9313,5503 9454,5503 9454,5644 9596,5644 9596,5503 9454,5503 9454,5362 9596,5362 9596,5221 9454,5221 9454,5080 9313,5080 9313,5221 9454,5221 9454,5362 9313,5362 9313,5503 9172,5503 9172,5362 9031,5362 9031,5503 8890,5503 8890,5362 9031,5362 9031,5221 8890,5221 8890,5080 8749,5080 8749,5221 8608,5221 8608,5080 8749,5080 8749,4939 8890,4939 8890,5080 9031,5080 9031,4939 8890,4939 8890,4798 9031,4798 9031,4657 8890,4657 8890,4516 8749,4516 8749,4657 8890,4657 8890,4798 8749,4798 8749,4939 8608,4939 8608,4798 8467,4798 8467,4939 8326,4939 8326,4798 8467,4798 8467,4657 8326,4657 8326,4516 8184,4516 8184,4657 8326,4657 8326,4798 8184,4798 8184,4939 8043,4939 8043,4798 7902,4798 7902,4939 8043,4939 8043,5080 7902,5080 7902,5221 8043,5221 8043,5362 8184,5362 8184,5221 8043,5221 8043,5080 8184,5080 8184,4939 8326,4939 8326,5080 8467,5080 8467,4939 8608,4939 8608,5080 8467,5080 8467,5221 8608,5221 8608,5362 8749,5362 8749,5221 8890,5221 8890,5362 8749,5362 8749,5503 8608,5503 8608,5362 8467,5362 8467,5503 8608,5503 8608,5644 8467,5644 8467,5786 8608,5786 8608,5927 8749,5927 8749,5786 8890,5786 8890,5927 8749,5927 8749,6068 8608,6068 8608,5927 8467,5927 8467,6068 8326,6068 8326,5927 8467,5927 8467,5786 8326,5786 8326,5644 8184,5644 8184,5786 8326,5786 8326,5927 8184,5927 8184,6068 8043,6068 8043,5927 7902,5927 7902,6068 8043,6068 8043,6209 7902,6209 7902,6350 8043,6350 8043,6491 8184,6491 8184,6350 8326,6350 8326,6491 8184,6491 8184,6632 8043,6632 8043,6491 7902,6491 7902,6632 7761,6632 7761,6491 7902,6491 7902,6350 7761,6350 7761,6209 7620,6209 7620,6350 7479,6350 7479,6209 7620,6209 7620,6068 7761,6068 7761,6209 7902,6209 7902,6068 7761,6068 7761,5927 7902,5927 7902,5786 7761,5786 7761,5644 7620,5644 7620,5786 7761,5786 7761,5927 7620,5927 7620,6068 7479,6068 7479,5927 7338,5927 7338,6068 7197,6068 7197,5927 7338,5927 7338,5786 7197,5786 7197,5644 7056,5644 7056,5786 7197,5786 7197,5927 7056,5927 7056,6068 6914,6068 6914,5927 6773,5927 6773,6068 6914,6068 6914,6209 6773,6209 6773,6350 6914,6350 6914,6491 7056,6491 7056,6350 7197,6350 7197,6491 7056,6491 7056,6632 6914,6632 6914,6491 6773,6491 6773,6632 6632,6632 6632,6491 6773,6491 6773,6350 6632,6350 6632,6209 6491,6209 6491,6350 6350,6350 6350,6209 6491,6209 6491,6068 6632,6068 6632,6209 6773,6209 6773,6068 6632,6068 6632,5927 6773,5927 6773,5786 6632,5786 6632,5644 6491,5644 6491,5786 6350,5786 6350,5644 6491,5644 6491,5503 6632,5503 6632,5644 6773,5644 6773,5503 6914,5503 6914,5644 6773,5644 6773,5786 6914,5786 6914,5927 7056,5927 7056,5786 6914,5786 6914,5644 7056,5644 7056,5503 7197,5503 7197,5644 7338,5644 7338,5503 7197,5503 7197,5362 7338,5362 7338,5221 7197,5221 7197,5080 7056,5080 7056,5221 7197,5221 7197,5362 7056,5362 7056,5503 6914,5503 6914,5362 6773,5362 6773,5503 6632,5503 6632,5362 6773,5362 6773,5221 6632,5221 6632,5080 6491,5080 6491,5221 6350,5221 6350,5080 6491,5080 6491,4939 6632,4939 6632,5080 6773,5080 6773,4939 6632,4939 6632,4798 6773,4798 6773,4657 6632,4657 6632,4516 6491,4516 6491,4657 6632,4657 6632,4798 6491,4798 6491,4939 6350,4939 6350,4798 6209,4798 6209,4939 6068,4939 6068,4798 6209,4798 6209,4657 6068,4657 6068,4516 5927,4516 5927,4657 6068,4657 6068,4798 5927,4798 5927,4939 5786,4939 5786,4798 5644,4798 5644,4939 5786,4939 5786,5080 5644,5080 5644,5221 5786,5221 5786,5362 5927,5362 5927,5221 5786,5221 5786,5080 5927,5080 5927,4939 6068,4939 6068,5080 6209,5080 6209,4939 6350,4939 6350,5080 6209,5080 6209,5221 6350,5221 6350,5362 6491,5362 6491,5221 6632,5221 6632,5362 6491,5362 6491,5503 6350,5503 6350,5362 6209,5362 6209,5503 6350,5503 6350,5644 6209,5644 6209,5786 6350,5786 6350,5927 6491,5927 6491,5786 6632,5786 6632,5927 6491,5927 6491,6068 6350,6068 6350,5927 6209,5927 6209,6068 6068,6068 6068,5927 6209,5927 6209,5786 6068,5786 6068,5644 5927,5644 5927,5786 6068,5786 6068,5927 5927,5927 5927,6068 5786,6068 5786,5927 5644,5927 5644,6068 5786,6068 5786,6209 5644,6209 5644,6350 5786,6350 5786,6491 5927,6491 5927,6350 6068,6350 6068,6491 5927,6491 5927,6632 5786,6632 5786,6491 5644,6491 5644,6632 5503,6632 5503,6491 5644,6491 5644,6350 5503,6350 5503,6209 5362,6209 5362,6350 5221,6350 5221,6209 5362,6209 5362,6068 5503,6068 5503,6209 5644,6209 5644,6068 5503,6068 5503,5927 5644,5927 5644,5786 5503,5786 5503,5644 5362,5644 5362,5786 5503,5786 5503,5927 5362,5927 5362,6068 5221,6068 5221,5927 5080,5927 5080,6068 4939,6068 4939,5927 5080,5927 5080,5786 4939,5786 4939,5644 4798,5644 4798,5786 4939,5786 4939,5927 4798,5927 4798,6068 4657,6068 4657,5927 4516,5927 4516,6068 4657,6068 4657,6209 4516,6209 4516,6350 4657,6350 4657,6491 4798,6491 4798,6350 4657,6350 4657,6209 4798,6209 4798,6068 4939,6068 4939,6209 5080,6209 5080,6068 5221,6068 5221,6209 5080,6209 5080,6350 5221,6350 5221,6491 5362,6491 5362,6350 5503,6350 5503,6491 5362,6491 5362,6632 5221,6632 5221,6491 5080,6491 5080,6632 5221,6632 5221,6773 5080,6773 5080,6914 5221,6914 5221,7056 5362,7056 5362,6914 5503,6914 5503,7056 5362,7056 5362,7197 5221,7197 5221,7056 5080,7056 5080,7197 4939,7197 4939,7056 5080,7056 5080,6914 4939,6914 4939,6773 4798,6773 4798,6914 4939,6914 4939,7056 4798,7056 4798,7197 4657,7197 4657,7056 4516,7056 4516,7197 4657,7197 4657,7338 4516,7338 4516,7479 4657,7479 4657,7620 4798,7620 4798,7479 4657,7479 4657,7338 4798,7338 4798,7197 4939,7197 4939,7338 5080,7338 5080,7197 5221,7197 5221,7338 5080,7338 5080,7479 5221,7479 5221,7620 5362,7620 5362,7479 5503,7479 5503,7620 5362,7620 5362,7761 5221,7761 5221,7620 5080,7620 5080,7761 5221,7761 5221,7902 5080,7902 5080,8043 5221,8043 5221,8184 5362,8184 5362,8043 5221,8043 5221,7902 5362,7902 5362,7761 5503,7761 5503,7902 5644,7902 5644,7761 5786,7761 5786,7902 5644,7902 5644,8043 5786,8043 5786,8184 5927,8184 5927,8043 5786,8043 5786,7902 5927,7902 5927,7761 6068,7761 6068,7902 6209,7902 6209,7761 6068,7761 6068,7620 6209,7620 6209,7479 6068,7479 6068,7338 5927,7338 5927,7479 5786,7479 5786,7338 5927,7338 5927,7197 6068,7197 6068,7338 6209,7338 6209,7197 6350,7197 6350,7338 6209,7338 6209,7479 6350,7479 6350,7620 6491,7620 6491,7479 6632,7479 6632,7620 6491,7620 6491,7761 6350,7761 6350,7620 6209,7620 6209,7761 6350,7761 6350,7902 6209,7902 6209,8043 6350,8043 6350,8184 6491,8184 6491,8043 6632,8043 6632,8184 6491,8184 6491,8326 6350,8326 6350,8184 6209,8184 6209,8326 6068,8326 6068,8184 6209,8184 6209,8043 6068,8043 6068,7902 5927,7902 5927,8043 6068,8043 6068,8184 5927,8184 5927,8326 5786,8326 5786,8184 5644,8184 5644,8326 5786,8326 5786,8467 5644,8467 5644,8608 5786,8608 5786,8749 5927,8749 5927,8608 6068,8608 6068,8749 5927,8749 5927,8890 5786,8890 5786,8749 5644,8749 5644,8890 5503,8890 5503,8749 5644,8749 5644,8608 5503,8608 5503,8467 5362,8467 5362,8608 5221,8608 5221,8467 5362,8467 5362,8326 5503,8326 5503,8467 5644,8467 5644,8326 5503,8326 5503,8184 5644,8184 5644,8043 5503,8043 5503,7902 5362,7902 5362,8043 5503,8043 5503,8184 5362,8184 5362,8326 5221,8326 5221,8184 5080,8184 5080,8326 4939,8326 4939,8184 5080,8184 5080,8043 4939,8043 4939,7902 4798,7902 4798,8043 4939,8043 4939,8184 4798,8184 4798,8326 4657,8326 4657,8184 4516,8184 4516,8326 4657,8326 4657,8467 4516,8467 4516,8608 4657,8608 4657,8749 4798,8749 4798,8608 4939,8608 4939,8749 4798,8749 4798,8890 4657,8890 4657,8749 4516,8749 4516,8890 4374,8890 4374,8749 4516,8749 4516,8608 4374,8608 4374,8467 4233,8467 4233,8608 4092,8608 4092,8467 4233,8467 4233,8326 4374,8326 4374,8467 4516,8467 4516,8326 4374,8326 4374,8184 4516,8184 4516,8043 4374,8043 4374,7902 4233,7902 4233,8043 4092,8043 4092,7902 4233,7902 4233,7761 4374,7761 4374,7902 4516,7902 4516,7761 4657,7761 4657,7902 4516,7902 4516,8043 4657,8043 4657,8184 4798,8184 4798,8043 4657,8043 4657,7902 4798,7902 4798,7761 4939,7761 4939,7902 5080,7902 5080,7761 4939,7761 4939,7620 5080,7620 5080,7479 4939,7479 4939,7338 4798,7338 4798,7479 4939,7479 4939,7620 4798,7620 4798,7761 4657,7761 4657,7620 4516,7620 4516,7761 4374,7761 4374,7620 4516,7620 4516,7479 4374,7479 4374,7338 4233,7338 4233,7479 4092,7479 4092,7338 4233,7338 4233,7197 4374,7197 4374,7338 4516,7338 4516,7197 4374,7197 4374,7056 4516,7056 4516,6914 4374,6914 4374,6773 4233,6773 4233,6914 4374,6914 4374,7056 4233,7056 4233,7197 4092,7197 4092,7056 3951,7056 3951,7197 3810,7197 3810,7056 3951,7056 3951,6914 3810,6914 3810,6773 3669,6773 3669,6914 3810,6914 3810,7056 3669,7056 3669,7197 3528,7197 3528,7056 3387,7056 3387,7197 3528,7197 3528,7338 3387,7338 3387,7479 3528,7479 3528,7620 3669,7620 3669,7479 3810,7479 3810,7620 3669,7620 3669,7761 3528,7761 3528,7620 3387,7620 3387,7761 3246,7761 3246,7620 3387,7620 3387,7479 3246,7479 3246,7338 3104,7338 3104,7479 2963,7479 2963,7338 3104,7338 3104,7197 3246,7197 3246,7338 3387,7338 3387,7197 3246,7197 3246,7056 3387,7056 3387,6914 3246,6914 3246,6773 3104,6773 3104,6914 2963,6914 2963,6773 3104,6773 3104,6632 3246,6632 3246,6773 3387,6773 3387,6632 3528,6632 3528,6773 3387,6773 3387,6914 3528,6914 3528,7056 3669,7056 3669,6914 3528,6914 3528,6773 3669,6773 3669,6632 3810,6632 3810,6773 3951,6773 3951,6632 3810,6632 3810,6491 3951,6491 3951,6350 3810,6350 3810,6209 3669,6209 3669,6350 3528,6350 3528,6209 3669,6209 3669,6068 3810,6068 3810,6209 3951,6209 3951,6068 4092,6068 4092,6209 3951,6209 3951,6350 4092,6350 4092,6491 4233,6491 4233,6350 4374,6350 4374,6491 4233,6491 4233,6632 4092,6632 4092,6491 3951,6491 3951,6632 4092,6632 4092,6773 3951,6773 3951,6914 4092,6914 4092,7056 4233,7056 4233,6914 4092,6914 4092,6773 4233,6773 4233,6632 4374,6632 4374,6773 4516,6773 4516,6632 4657,6632 4657,6773 4516,6773 4516,6914 4657,6914 4657,7056 4798,7056 4798,6914 4657,6914 4657,6773 4798,6773 4798,6632 4939,6632 4939,6773 5080,6773 5080,6632 4939,6632 4939,6491 5080,6491 5080,6350 4939,6350 4939,6209 4798,6209 4798,6350 4939,6350 4939,6491 4798,6491 4798,6632 4657,6632 4657,6491 4516,6491 4516,6632 4374,6632 4374,6491 4516,6491 4516,6350 4374,6350 4374,6209 4233,6209 4233,6350 4092,6350 4092,6209 4233,6209 4233,6068 4374,6068 4374,6209 4516,6209 4516,6068 4374,6068 4374,5927 4516,5927 4516,5786 4374,5786 4374,5644 4233,5644 4233,5786 4092,5786 4092,5644 4233,5644 4233,5503 4374,5503 4374,5644 4516,5644 4516,5503 4657,5503 4657,5644 4516,5644 4516,5786 4657,5786 4657,5927 4798,5927 4798,5786 4657,5786 4657,5644 4798,5644 4798,5503 4939,5503 4939,5644 5080,5644 5080,5503 4939,5503 4939,5362 5080,5362 5080,5221 4939,5221 4939,5080 4798,5080 4798,5221 4939,5221 4939,5362 4798,5362 4798,5503 4657,5503 4657,5362 4516,5362 4516,5503 4374,5503 4374,5362 4516,5362 4516,5221 4374,5221 4374,5080 4233,5080 4233,5221 4092,5221 4092,5080 4233,5080 4233,4939 4374,4939 4374,5080 4516,5080 4516,4939 4374,4939 4374,4798 4516,4798 4516,4657 4374,4657 4374,4516 4233,4516 4233,4657 4374,4657 4374,4798 4233,4798 4233,4939 4092,4939 4092,4798 3951,4798 3951,4939 3810,4939 3810,4798 3951,4798 3951,4657 3810,4657 3810,4516 3669,4516 3669,4657 3810,4657 3810,4798 3669,4798 3669,4939 3528,4939 3528,4798 3387,4798 3387,4939 3528,4939 3528,5080 3387,5080 3387,5221 3528,5221 3528,5362 3669,5362 3669,5221 3810,5221 3810,5362 3669,5362 3669,5503 3528,5503 3528,5362 3387,5362 3387,5503 3246,5503 3246,5362 3387,5362 3387,5221 3246,5221 3246,5080 3104,5080 3104,5221 2963,5221 2963,5080 3104,5080 3104,4939 3246,4939 3246,5080 3387,5080 3387,4939 3246,4939 3246,4798 3387,4798 3387,4657 3246,4657 3246,4516 3104,4516 3104,4657 2963,4657 2963,4516 3104,4516 3104,4374 3246,4374 3246,4516 3387,4516 3387,4374 3528,4374 3528,4516 3387,4516 3387,4657 3528,4657 3528,4798 3669,4798 3669,4657 3528,4657 3528,4516 3669,4516 3669,4374 3810,4374 3810,4516 3951,4516 3951,4374 3810,4374 3810,4233 3951,4233 3951,4092 3810,4092 3810,3951 3669,3951 3669,4092 3528,4092 3528,3951 3669,3951 3669,3810 3810,3810 3810,3951 3951,3951 3951,3810 4092,3810 4092,3951 3951,3951 3951,4092 4092,4092 4092,4233 4233,4233 4233,4092 4374,4092 4374,4233 4233,4233 4233,4374 4092,4374 4092,4233 3951,4233 3951,4374 4092,4374 4092,4516 3951,4516 3951,4657 4092,4657 4092,4798 4233,4798 4233,4657 4092,4657 4092,4516 4233,4516 4233,4374 4374,4374 4374,4516 4516,4516 4516,4374 4657,4374 4657,4516 4516,4516 4516,4657 4657,4657 4657,4798 4798,4798 4798,4657 4657,4657 4657,4516 4798,4516 4798,4374 4939,4374 4939,4516 5080,4516 5080,4374 4939,4374 4939,4233 5080,4233 5080,4092 4939,4092 4939,3951 4798,3951 4798,4092 4657,4092 4657,3951 4798,3951 4798,3810 4939,3810 4939,3951 5080,3951 5080,3810 5221,3810 5221,3951 5080,3951 5080,4092 5221,4092 5221,4233 5362,4233 5362,4092 5503,4092 5503,4233 5362,4233 5362,4374 5221,4374 5221,4233 5080,4233 5080,4374 5221,4374 5221,4516 5080,4516 5080,4657 5221,4657 5221,4798 5362,4798 5362,4657 5503,4657 5503,4798 5362,4798 5362,4939 5221,4939 5221,4798 5080,4798 5080,4939 4939,4939 4939,4798 5080,4798 5080,4657 4939,4657 4939,4516 4798,4516 4798,4657 4939,4657 4939,4798 4798,4798 4798,4939 4657,4939 4657,4798 4516,4798 4516,4939 4657,4939 4657,5080 4516,5080 4516,5221 4657,5221 4657,5362 4798,5362 4798,5221 4657,5221 4657,5080 4798,5080 4798,4939 4939,4939 4939,5080 5080,5080 5080,4939 5221,4939 5221,5080 5080,5080 5080,5221 5221,5221 5221,5362 5362,5362 5362,5221 5503,5221 5503,5362 5362,5362 5362,5503 5221,5503 5221,5362 5080,5362 5080,5503 5221,5503 5221,5644 5080,5644 5080,5786 5221,5786 5221,5927 5362,5927 5362,5786 5221,5786 5221,5644 5362,5644 5362,5503 5503,5503 5503,5644 5644,5644 5644,5503 5786,5503 5786,5644 5644,5644 5644,5786 5786,5786 5786,5927 5927,5927 5927,5786 5786,5786 5786,5644 5927,5644 5927,5503 6068,5503 6068,5644 6209,5644 6209,5503 6068,5503 6068,5362 6209,5362 6209,5221 6068,5221 6068,5080 5927,5080 5927,5221 6068,5221 6068,5362 5927,5362 5927,5503 5786,5503 5786,5362 5644,5362 5644,5503 5503,5503 5503,5362 5644,5362 5644,5221 5503,5221 5503,5080 5362,5080 5362,5221 5221,5221 5221,5080 5362,5080 5362,4939 5503,4939 5503,5080 5644,5080 5644,4939 5503,4939 5503,4798 5644,4798 5644,4657 5503,4657 5503,4516 5362,4516 5362,4657 5221,4657 5221,4516 5362,4516 5362,4374 5503,4374 5503,4516 5644,4516 5644,4374 5786,4374 5786,4516 5644,4516 5644,4657 5786,4657 5786,4798 5927,4798 5927,4657 5786,4657 5786,4516 5927,4516 5927,4374 6068,4374 6068,4516 6209,4516 6209,4374 6068,4374 6068,4233 6209,4233 6209,4092 6068,4092 6068,3951 5927,3951 5927,4092 5786,4092 5786,3951 5927,3951 5927,3810 6068,3810 6068,3951 6209,3951 6209,3810 6350,3810 6350,3951 6209,3951 6209,4092 6350,4092 6350,4233 6491,4233 6491,4092 6632,4092 6632,4233 6491,4233 6491,4374 6350,4374 6350,4233 6209,4233 6209,4374 6350,4374 6350,4516 6209,4516 6209,4657 6350,4657 6350,4798 6491,4798 6491,4657 6350,4657 6350,4516 6491,4516 6491,4374 6632,4374 6632,4516 6773,4516 6773,4374 6914,4374 6914,4516 6773,4516 6773,4657 6914,4657 6914,4798 7056,4798 7056,4657 6914,4657 6914,4516 7056,4516 7056,4374 7197,4374 7197,4516 7338,4516 7338,4374 7197,4374 7197,4233 7338,4233 7338,4092 7197,4092 7197,3951 7056,3951 7056,4092 7197,4092 7197,4233 7056,4233 7056,4374 6914,4374 6914,4233 6773,4233 6773,4374 6632,4374 6632,4233 6773,4233 6773,4092 6632,4092 6632,3951 6491,3951 6491,4092 6350,4092 6350,3951 6491,3951 6491,3810 6632,3810 6632,3951 6773,3951 6773,3810 6632,3810 6632,3669 6773,3669 6773,3528 6632,3528 6632,3387 6491,3387 6491,3528 6350,3528 6350,3387 6491,3387 6491,3246 6632,3246 6632,3387 6773,3387 6773,3246 6914,3246 6914,3387 6773,3387 6773,3528 6914,3528 6914,3669 7056,3669 7056,3528 6914,3528 6914,3387 7056,3387 7056,3246 7197,3246 7197,3387 7338,3387 7338,3246 7197,3246 7197,3104 7338,3104 7338,2963 7197,2963 7197,2822 7056,2822 7056,2963 7197,2963 7197,3104 7056,3104 7056,3246 6914,3246 6914,3104 6773,3104 6773,3246 6632,3246 6632,3104 6773,3104 6773,2963 6632,2963 6632,2822 6491,2822 6491,2963 6350,2963 6350,2822 6491,2822 6491,2681 6632,2681 6632,2822 6773,2822 6773,2681 6632,2681 6632,2540 6773,2540 6773,2399 6632,2399 6632,2258 6491,2258 6491,2399 6632,2399 6632,2540 6491,2540 6491,2681 6350,2681 6350,2540 6209,2540 6209,2681 6068,2681 6068,2540 6209,2540 6209,2399 6068,2399 6068,2258 5927,2258 5927,2399 6068,2399 6068,2540 5927,2540 5927,2681 5786,2681 5786,2540 5644,2540 5644,2681 5786,2681 5786,2822 5644,2822 5644,2963 5786,2963 5786,3104 5927,3104 5927,2963 5786,2963 5786,2822 5927,2822 5927,2681 6068,2681 6068,2822 6209,2822 6209,2681 6350,2681 6350,2822 6209,2822 6209,2963 6350,2963 6350,3104 6491,3104 6491,2963 6632,2963 6632,3104 6491,3104 6491,3246 6350,3246 6350,3104 6209,3104 6209,3246 6350,3246 6350,3387 6209,3387 6209,3528 6350,3528 6350,3669 6491,3669 6491,3528 6632,3528 6632,3669 6491,3669 6491,3810 6350,3810 6350,3669 6209,3669 6209,3810 6068,3810 6068,3669 6209,3669 6209,3528 6068,3528 6068,3387 5927,3387 5927,3528 6068,3528 6068,3669 5927,3669 5927,3810 5786,3810 5786,3669 5644,3669 5644,3810 5786,3810 5786,3951 5644,3951 5644,4092 5786,4092 5786,4233 5927,4233 5927,4092 6068,4092 6068,4233 5927,4233 5927,4374 5786,4374 5786,4233 5644,4233 5644,4374 5503,4374 5503,4233 5644,4233 5644,4092 5503,4092 5503,3951 5362,3951 5362,4092 5221,4092 5221,3951 5362,3951 5362,3810 5503,3810 5503,3951 5644,3951 5644,3810 5503,3810 5503,3669 5644,3669 5644,3528 5503,3528 5503,3387 5362,3387 5362,3528 5503,3528 5503,3669 5362,3669 5362,3810 5221,3810 5221,3669 5080,3669 5080,3810 4939,3810 4939,3669 5080,3669 5080,3528 4939,3528 4939,3387 4798,3387 4798,3528 4939,3528 4939,3669 4798,3669 4798,3810 4657,3810 4657,3669 4516,3669 4516,3810 4657,3810 4657,3951 4516,3951 4516,4092 4657,4092 4657,4233 4798,4233 4798,4092 4939,4092 4939,4233 4798,4233 4798,4374 4657,4374 4657,4233 4516,4233 4516,4374 4374,4374 4374,4233 4516,4233 4516,4092 4374,4092 4374,3951 4233,3951 4233,4092 4092,4092 4092,3951 4233,3951 4233,3810 4374,3810 4374,3951 4516,3951 4516,3810 4374,3810 4374,3669 4516,3669 4516,3528 4374,3528 4374,3387 4233,3387 4233,3528 4092,3528 4092,3387 4233,3387 4233,3246 4374,3246 4374,3387 4516,3387 4516,3246 4657,3246 4657,3387 4516,3387 4516,3528 4657,3528 4657,3669 4798,3669 4798,3528 4657,3528 4657,3387 4798,3387 4798,3246 4939,3246 4939,3387 5080,3387 5080,3246 4939,3246 4939,3104 5080,3104 5080,2963 4939,2963 4939,2822 4798,2822 4798,2963 4939,2963 4939,3104 4798,3104 4798,3246 4657,3246 4657,3104 4516,3104 4516,3246 4374,3246 4374,3104 4516,3104 4516,2963 4374,2963 4374,2822 4233,2822 4233,2963 4092,2963 4092,2822 4233,2822 4233,2681 4374,2681 4374,2822 4516,2822 4516,2681 4374,2681 4374,2540 4516,2540 4516,2399 4374,2399 4374,2258 4233,2258 4233,2399 4374,2399 4374,2540 4233,2540 4233,2681 4092,2681 4092,2540 3951,2540 3951,2681 3810,2681 3810,2540 3951,2540 3951,2399 3810,2399 3810,2258 3669,2258 3669,2399 3810,2399 3810,2540 3669,2540 3669,2681 3528,2681 3528,2540 3387,2540 3387,2681 3528,2681 3528,2822 3387,2822 3387,2963 3528,2963 3528,3104 3669,3104 3669,2963 3810,2963 3810,3104 3669,3104 3669,3246 3528,3246 3528,3104 3387,3104 3387,3246 3246,3246 3246,3104 3387,3104 3387,2963 3246,2963 3246,2822 3104,2822 3104,2963 2963,2963 2963,2822 3104,2822 3104,2681 3246,2681 3246,2822 3387,2822 3387,2681 3246,2681 3246,2540 3387,2540 3387,2399 3246,2399 3246,2258 3104,2258 3104,2399 2963,2399 2963,2258 3104,2258 3104,2117 3246,2117 3246,2258 3387,2258 3387,2117 3528,2117 3528,2258 3387,2258 3387,2399 3528,2399 3528,2540 3669,2540 3669,2399 3528,2399 3528,2258 3669,2258 3669,2117 3810,2117 3810,2258 3951,2258 3951,2117 3810,2117 3810,1976 3951,1976 3951,1834 3810,1834 3810,1693 3669,1693 3669,1834 3528,1834 3528,1693 3669,1693 3669,1552 3810,1552 3810,1693 3951,1693 3951,1552 4092,1552 4092,1693 3951,1693 3951,1834 4092,1834 4092,1976 4233,1976 4233,1834 4374,1834 4374,1976 4233,1976 4233,2117 4092,2117 4092,1976 3951,1976 3951,2117 4092,2117 4092,2258 3951,2258 3951,2399 4092,2399 4092,2540 4233,2540 4233,2399 4092,2399 4092,2258 4233,2258 4233,2117 4374,2117 4374,2258 4516,2258 4516,2117 4657,2117 4657,2258 4516,2258 4516,2399 4657,2399 4657,2540 4798,2540 4798,2399 4657,2399 4657,2258 4798,2258 4798,2117 4939,2117 4939,2258 5080,2258 5080,2117 4939,2117 4939,1976 5080,1976 5080,1834 4939,1834 4939,1693 4798,1693 4798,1834 4939,1834 4939,1976 4798,1976 4798,2117 4657,2117 4657,1976 4516,1976 4516,2117 4374,2117 4374,1976 4516,1976 4516,1834 4374,1834 4374,1693 4233,1693 4233,1834 4092,1834 4092,1693 4233,1693 4233,1552 4374,1552 4374,1693 4516,1693 4516,1552 4374,1552 4374,1411 4516,1411 4516,1270 4374,1270 4374,1129 4233,1129 4233,1270 4092,1270 4092,1129 4233,1129 4233,988 4374,988 4374,1129 4516,1129 4516,988 4657,988 4657,1129 4516,1129 4516,1270 4657,1270 4657,1411 4798,1411 4798,1270 4657,1270 4657,1129 4798,1129 4798,988 4939,988 4939,1129 5080,1129 5080,988 4939,988 4939,847 5080,847 5080,706 4939,706 4939,564 4798,564 4798,706 4939,706 4939,847 4798,847 4798,988 4657,988 4657,847 4516,847 4516,988 4374,988 4374,847 4516,847 4516,706 4374,706 4374,564 4233,564 4233,706 4092,706 4092,564 4233,564 4233,423 4374,423 4374,564 4516,564 4516,423 4374,423 4374,282 4516,282 4516,141 4374,141 4374,0 4233,0 4233,141 4374,141 4374,282 4233,282 4233,423 4092,423 4092,282 3951,282 3951,423 3810,423 3810,282 3951,282 3951,141 3810,141 3810,0 3669,0 3669,141 3810,141 3810,282 3669,282 3669,423 3528,423 3528,282 3387,282 3387,423 3528,423 3528,564 3387,564 3387,706 3528,706 3528,847 3669,847 3669,706 3528,706 3528,564 3669,564 3669,423 3810,423 3810,564 3951,564 3951,423 4092,423 4092,564 3951,564 3951,706 4092,706 4092,847 4233,847 4233,706 4374,706 4374,847 4233,847 4233,988 4092,988 4092,847 3951,847 3951,988 4092,988 4092,1129 3951,1129 3951,1270 4092,1270 4092,1411 4233,1411 4233,1270 4374,1270 4374,1411 4233,1411 4233,1552 4092,1552 4092,1411 3951,1411 3951,1552 3810,1552 3810,1411 3951,1411 3951,1270 3810,1270 3810,1129 3669,1129 3669,1270 3810,1270 3810,1411 3669,1411 3669,1552 3528,1552 3528,1411 3387,1411 3387,1552 3528,1552 3528,1693 3387,1693 3387,1834 3528,1834 3528,1976 3669,1976 3669,1834 3810,1834 3810,1976 3669,1976 3669,2117 3528,2117 3528,1976 3387,1976 3387,2117 3246,2117 3246,1976 3387,1976 3387,1834 3246,1834 3246,1693 3104,1693 3104,1834 2963,1834 2963,1693 3104,1693 3104,1552 3246,1552 3246,1693 3387,1693 3387,1552 3246,1552 3246,1411 3387,1411 3387,1270 3246,1270 3246,1129 3104,1129 3104,1270 3246,1270 3246,1411 3104,1411 3104,1552 2963,1552 2963,1411 2822,1411 2822,1552 2681,1552 2681,1411 2822,1411 2822,1270 2681,1270 2681,1129 2540,1129 2540,1270 2681,1270 2681,1411 2540,1411 2540,1552 2399,1552 2399,1411 2258,1411 2258,1552 2399,1552 2399,1693 2258,1693 2258,1834 2399,1834 2399,1976 2540,1976 2540,1834 2681,1834 2681,1976 2540,1976 2540,2117 2399,2117 2399,1976 2258,1976 2258,2117 2117,2117 2117,1976 2258,1976 2258,1834 2117,1834 2117,1693 1976,1693 1976,1834 1834,1834 1834,1693 1976,1693 1976,1552 2117,1552 2117,1693 2258,1693 2258,1552 2117,1552 2117,1411 2258,1411 2258,1270 2117,1270 2117,1129 1976,1129 1976,1270 1834,1270 1834,1129 1976,1129 1976,988 2117,988 2117,1129 2258,1129 2258,988 2399,988 2399,1129 2258,1129 2258,1270 2399,1270 2399,1411 2540,1411 2540,1270 2399,1270 2399,1129 2540,1129 2540,988 2681,988 2681,1129 2822,1129 2822,988 2681,988 2681,847 2822,847 2822,706 2681,706 2681,564 2540,564 2540,706 2681,706 2681,847 2540,847 2540,988 2399,988 2399,847 2258,847 2258,988 2117,988 2117,847 2258,847 2258,706 2117,706 2117,564 1976,564 1976,706 1834,706 1834,564 1976,564 1976,423 2117,423 2117,564 2258,564 2258,423 2117,423 2117,282 2258,282 2258,141 2117,141 2117,0 1976,0 1976,141 2117,141 2117,282 1976,282 1976,423 1834,423 1834,282 1693,282 1693,423 1552,423 1552,282 1693,282 1693,141 1552,141 1552,0 1411,0 1411,141 1552,141 1552,282 1411,282 1411,423 1270,423 1270,282 1129,282 1129,423 1270,423 1270,564 1129,564 1129,706 1270,706 1270,847 1411,847 1411,706 1270,706 1270,564 1411,564 1411,423 1552,423 1552,564 1693,564 1693,423 1834,423 1834,564 1693,564 1693,706 1834,706 1834,847 1976,847 1976,706 2117,706 2117,847 1976,847 1976,988 1834,988 1834,847 1693,847 1693,988 1834,988 1834,1129 1693,1129 1693,1270 1834,1270 1834,1411 1976,1411 1976,1270 2117,1270 2117,1411 1976,1411 1976,1552 1834,1552 1834,1411 1693,1411 1693,1552 1552,1552 1552,1411 1693,1411 1693,1270 1552,1270 1552,1129 1411,1129 1411,1270 1552,1270 1552,1411 1411,1411 1411,1552 1270,1552 1270,1411 1129,1411 1129,1552 1270,1552 1270,1693 1129,1693 1129,1834 1270,1834 1270,1976 1411,1976 1411,1834 1552,1834 1552,1976 1411,1976 1411,2117 1270,2117 1270,1976 1129,1976 1129,2117 988,2117 988,1976 1129,1976 1129,1834 988,1834 988,1693 847,1693 847,1834 706,1834 706,1693 847,1693 847,1552 988,1552 988,1693 1129,1693 1129,1552 988,1552 988,1411 1129,1411 1129,1270 988,1270 988,1129 847,1129 847,1270 988,1270 988,1411 847,1411 847,1552 706,1552 706,1411 564,1411 564,1552 423,1552 423,1411 564,1411 564,1270 423,1270 423,1129 282,1129 282,1270 423,1270 423,1411 282,1411 282,1552 141,1552 141,1411 0,1411 0,1552 141,1552 141,1693 0,1693 0,1834 141,1834 141,1976 282,1976 282,1834 141,1834 141,1693 282,1693 282,1552 423,1552 423,1693 564,1693 564,1552 706,1552 706,1693 564,1693 564,1834 706,1834 706,1976 847,1976 847,1834 988,1834 988,1976 847,1976 847,2117 706,2117 706,1976 564,1976 564,2117 706,2117 706,2258 564,2258 564,2399 706,2399 706,2540 847,2540 847,2399 988,2399 988,2540 847,2540 847,2681 706,2681 706,2540 564,2540 564,2681 423,2681 423,2540 564,2540 564,2399 423,2399 423,2258 282,2258 282,2399 423,2399 423,2540 282,2540 282,2681 141,2681 141,2540 0,2540 0,2681 141,2681 141,2822 0,2822 0,2963 141,2963 141,3104 282,3104 282,2963 141,2963 141,2822 282,2822 282,2681 423,2681 423,2822 564,2822 564,2681 706,2681 706,2822 564,2822 564,2963 706,2963 706,3104 847,3104 847,2963 988,2963 988,3104 847,3104 847,3246 706,3246 706,3104 564,3104 564,3246 706,3246 706,3387 564,3387 564,3528 706,3528 706,3669 847,3669 847,3528 706,3528 706,3387 847,3387 847,3246 988,3246 988,3387 1129,3387 1129,3246 1270,3246 1270,3387 1129,3387 1129,3528 1270,3528 1270,3669 1411,3669 1411,3528 1270,3528 1270,3387 1411,3387 1411,3246 1552,3246 1552,3387 1693,3387 1693,3246 1552,3246 1552,3104 1693,3104 1693,2963 1552,2963 1552,2822 1411,2822 1411,2963">
        <text:p/>
      </draw:polyline>
      <text:p text:style-name="P2"><text:span text:style-name="Source_20_Text"><text:span text:style-name="T1">to x n</text:span></text:span></text:p>
      <text:p text:style-name="P3">if n = 0 [ stop ]</text:p>
      <text:p text:style-name="P3">x <text:span text:style-name="T2">(</text:span>n-1<text:span text:style-name="T2">)</text:span> rt 90</text:p>
      <text:p text:style-name="P4">y <text:span text:style-name="T2">(</text:span>n-1<text:span text:style-name="T2">)</text:span> fd 4</text:p>
      <text:p text:style-name="P3">end</text:p>
      <text:p text:style-name="P3"/>
      <text:p text:style-name="P3">to y n</text:p>
      <text:p text:style-name="P3">if n = 0 [ stop ]</text:p>
      <text:p text:style-name="P3">fd 4 x n-1</text:p>
      <text:p text:style-name="P3">lt 90 y n-1</text:p>
      <text:p text:style-name="P3">end</text:p>
      <text:p text:style-name="P3"/>
      <text:p text:style-name="P3">fd 4 x 12</text:p>
      <text:p text:style-name="P2"><text:span text:style-name="Source_20_Text"/></text:p>
      <text:p text:style-name="P1"><text:span text:style-name="Source_20_Text"/></text:p>
      <text:p text:style-name="P1"><text:span text:style-name="Source_20_Text"/></text:p>
      <text:p text:style-name="P1"><text:span text:style-name="Source_20_Text"/></text:p>
      <text:p text:style-name="Standard"><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0:56:05.274473761</meta:creation-date>
    <dc:date>2016-04-26T23:10:23.947845097</dc:date>
    <meta:editing-duration>PT1H28M42S</meta:editing-duration>
    <meta:editing-cycles>3</meta:editing-cycles>
    <meta:generator>LibreOffice/5.0.5.2$Linux_X86_64 LibreOffice_project/00m0$Build-2</meta:generator>
    <meta:document-statistic meta:table-count="0" meta:image-count="0" meta:object-count="0" meta:page-count="1" meta:paragraph-count="11" meta:word-count="42" meta:character-count="107" meta:non-whitespace-character-count="76"/>
  </office:meta>
</office:document-meta>
</file>